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B20000002B3F2143760AB0A3E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none" draw:fill="solid" draw:fill-color="#0000ff"/>
    </style:style>
    <style:style style:name="gr3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4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5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89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0.45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0.43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56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5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32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43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30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9cm" svg:stroke-color="#ff0000" draw:stroke-linejoin="round" svg:stroke-linecap="round" draw:fill="none" fo:padding-top="0.014cm" fo:padding-bottom="0.014cm" fo:padding-left="0.014cm" fo:padding-right="0.01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/>
      <style:paragraph-properties style:writing-mode="lr-tb"/>
      <style:text-properties fo:font-size="12.1999998092651pt" style:font-size-asian="12.1999998092651pt" style:font-size-complex="12.1999998092651pt"/>
    </style:style>
    <style:style style:name="P6" style:family="paragraph">
      <loext:graphic-properties draw:fill="none"/>
      <style:paragraph-properties style:writing-mode="lr-tb"/>
      <style:text-properties fo:font-size="9.19999980926514pt" style:font-size-asian="9.19999980926514pt" style:font-size-complex="9.19999980926514pt"/>
    </style:style>
    <style:style style:name="P7" style:family="paragraph">
      <loext:graphic-properties draw:fill="none"/>
      <style:paragraph-properties style:writing-mode="lr-tb"/>
      <style:text-properties fo:font-size="8.69999980926514pt" style:font-size-asian="8.69999980926514pt" style:font-size-complex="8.69999980926514pt"/>
    </style:style>
    <style:style style:name="P8" style:family="paragraph">
      <loext:graphic-properties draw:fill="none"/>
      <style:paragraph-properties style:writing-mode="lr-tb"/>
      <style:text-properties fo:font-size="11.5pt" style:font-size-asian="11.5pt" style:font-size-complex="11.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000000" loext:opacity="100%" style:font-name="Arial1" fo:font-size="13pt" fo:font-weight="bold" style:font-size-asian="13pt" style:font-weight-asian="bold" style:font-name-complex="Arial1" style:font-size-complex="13pt" style:font-weight-complex="bold"/>
    </style:style>
    <style:style style:name="T2" style:family="text">
      <style:text-properties fo:color="#000000" loext:opacity="100%" style:font-name="MathematicaSans1" fo:font-size="12.1999998092651pt" fo:font-weight="bold" style:font-size-asian="12.1999998092651pt" style:font-weight-asian="bold" style:font-name-complex="MathematicaSans1" style:font-size-complex="12.1999998092651pt" style:font-weight-complex="bold"/>
    </style:style>
    <style:style style:name="T3" style:family="text">
      <style:text-properties fo:color="#000000" loext:opacity="100%" style:font-name="Arial1" fo:font-size="9.19999980926514pt" fo:font-weight="bold" style:font-size-asian="9.19999980926514pt" style:font-weight-asian="bold" style:font-name-complex="Arial1" style:font-size-complex="9.19999980926514pt" style:font-weight-complex="bold"/>
    </style:style>
    <style:style style:name="T4" style:family="text">
      <style:text-properties fo:color="#000000" loext:opacity="100%" style:font-name="Arial1" fo:font-size="13pt" fo:font-style="italic" fo:font-weight="bold" style:font-size-asian="13pt" style:font-style-asian="italic" style:font-weight-asian="bold" style:font-name-complex="Arial1" style:font-size-complex="13pt" style:font-style-complex="italic" style:font-weight-complex="bold"/>
    </style:style>
    <style:style style:name="T5" style:family="text">
      <style:text-properties fo:color="#000000" loext:opacity="100%" style:font-name="Arial1" fo:font-size="12.1999998092651pt" fo:font-style="italic" fo:font-weight="bold" style:font-size-asian="12.1999998092651pt" style:font-style-asian="italic" style:font-weight-asian="bold" style:font-name-complex="Arial1" style:font-size-complex="12.1999998092651pt" style:font-style-complex="italic" style:font-weight-complex="bold"/>
    </style:style>
    <style:style style:name="T6" style:family="text">
      <style:text-properties fo:color="#000000" loext:opacity="100%" style:font-name="Arial1" fo:font-size="8.69999980926514pt" fo:font-style="italic" fo:font-weight="bold" style:font-size-asian="8.69999980926514pt" style:font-style-asian="italic" style:font-weight-asian="bold" style:font-name-complex="Arial1" style:font-size-complex="8.69999980926514pt" style:font-style-complex="italic" style:font-weight-complex="bold"/>
    </style:style>
    <style:style style:name="T7" style:family="text">
      <style:text-properties fo:color="#000000" loext:opacity="100%" style:font-name="MathematicaSans1" fo:font-size="11.5pt" fo:font-weight="bold" style:font-size-asian="11.5pt" style:font-weight-asian="bold" style:font-name-complex="MathematicaSans1" style:font-size-complex="11.5pt" style:font-weight-complex="bold"/>
    </style:style>
    <style:style style:name="T8" style:family="text">
      <style:text-properties fo:color="#000000" loext:opacity="100%" style:font-name="Arial1" fo:font-size="12.1999998092651pt" fo:font-weight="bold" style:font-size-asian="12.1999998092651pt" style:font-weight-asian="bold" style:font-name-complex="Arial1" style:font-size-complex="12.1999998092651pt" style:font-weight-complex="bold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6.939cm" svg:height="2.109cm" svg:x="2.032cm" svg:y="2.391cm" svg:viewBox="0 0 6940 2110" draw:points="0,0 991,580 1984,1005 2975,1330 3966,1587 4957,1795 5948,1966 6940,2110">
          <text:p/>
        </draw:polyline>
        <draw:path draw:style-name="gr2" draw:text-style-name="P2" draw:layer="layout" svg:width="0.244cm" svg:height="0.244cm" svg:x="1.91cm" svg:y="2.269cm" svg:viewBox="0 0 245 245" svg:d="M245 123c0-32-13-63-36-87-23-23-55-36-87-36s-63 13-86 36c-23 24-36 55-36 87s13 63 36 86 54 36 86 36 64-13 87-36 36-54 36-86z">
          <text:p/>
        </draw:path>
        <draw:path draw:style-name="gr2" draw:text-style-name="P2" draw:layer="layout" svg:width="0.243cm" svg:height="0.243cm" svg:x="2.902cm" svg:y="2.849cm" svg:viewBox="0 0 244 244" svg:d="M244 122c0-33-13-64-35-87-23-23-54-35-88-35-32 0-63 12-86 35s-35 54-35 87c0 32 12 63 35 87 23 23 54 35 86 35 34 0 65-12 88-35 22-24 35-55 35-87z">
          <text:p/>
        </draw:path>
        <draw:path draw:style-name="gr2" draw:text-style-name="P2" draw:layer="layout" svg:width="0.244cm" svg:height="0.244cm" svg:x="3.893cm" svg:y="3.273cm" svg:viewBox="0 0 245 245" svg:d="M245 123c0-32-13-63-36-86s-54-37-86-37c-34 0-65 14-88 37-22 23-35 54-35 86 0 33 13 64 35 87 23 23 54 35 88 35 32 0 63-12 86-35s36-54 36-87z">
          <text:p/>
        </draw:path>
        <draw:path draw:style-name="gr2" draw:text-style-name="P2" draw:layer="layout" svg:width="0.244cm" svg:height="0.244cm" svg:x="4.884cm" svg:y="3.598cm" svg:viewBox="0 0 245 245" svg:d="M245 122c0-32-13-63-36-86s-54-36-86-36c-34 0-65 13-87 36-23 23-36 54-36 86 0 33 13 65 36 88 22 22 53 35 87 35 32 0 63-13 86-35 23-23 36-55 36-88z">
          <text:p/>
        </draw:path>
        <draw:path draw:style-name="gr2" draw:text-style-name="P2" draw:layer="layout" svg:width="0.244cm" svg:height="0.244cm" svg:x="5.875cm" svg:y="3.855cm" svg:viewBox="0 0 245 245" svg:d="M245 122c0-32-13-63-36-86s-54-36-86-36-64 13-87 36-36 54-36 86 13 64 36 87 55 36 87 36 63-13 86-36 36-55 36-87z">
          <text:p/>
        </draw:path>
        <draw:path draw:style-name="gr2" draw:text-style-name="P2" draw:layer="layout" svg:width="0.244cm" svg:height="0.243cm" svg:x="6.866cm" svg:y="4.063cm" svg:viewBox="0 0 245 244" svg:d="M245 122c0-33-13-64-36-87s-54-35-86-35-64 12-87 35-36 54-36 87c0 32 13 63 36 87 23 23 55 35 87 35s63-12 86-35c23-24 36-55 36-87z">
          <text:p/>
        </draw:path>
        <draw:path draw:style-name="gr2" draw:text-style-name="P2" draw:layer="layout" svg:width="0.244cm" svg:height="0.244cm" svg:x="7.857cm" svg:y="4.234cm" svg:viewBox="0 0 245 245" svg:d="M245 123c0-32-13-63-35-86-23-24-54-37-87-37-32 0-63 13-87 37-23 23-36 54-36 86s13 63 36 86c24 23 55 36 87 36 33 0 64-13 87-36 22-23 35-54 35-86z">
          <text:p/>
        </draw:path>
        <draw:path draw:style-name="gr2" draw:text-style-name="P2" draw:layer="layout" svg:width="0.243cm" svg:height="0.244cm" svg:x="8.849cm" svg:y="4.378cm" svg:viewBox="0 0 244 245" svg:d="M244 123c0-33-12-64-35-87s-54-36-86-36c-33 0-64 13-87 36s-36 54-36 87 13 64 36 86c23 23 54 36 87 36 32 0 63-13 86-36 23-22 35-53 35-86z">
          <text:p/>
        </draw:path>
        <draw:line draw:style-name="gr3" draw:text-style-name="P1" draw:layer="layout" svg:x1="9.118cm" svg:y1="6.157cm" svg:x2="1.74cm" svg:y2="6.157cm">
          <text:p/>
        </draw:line>
        <draw:line draw:style-name="gr3" draw:text-style-name="P1" draw:layer="layout" svg:x1="1.74cm" svg:y1="6.157cm" svg:x2="1.74cm" svg:y2="0.255cm">
          <text:p/>
        </draw:line>
        <draw:line draw:style-name="gr3" draw:text-style-name="P1" draw:layer="layout" svg:x1="1.74cm" svg:y1="0.255cm" svg:x2="9.118cm" svg:y2="0.255cm">
          <text:p/>
        </draw:line>
        <draw:line draw:style-name="gr3" draw:text-style-name="P1" draw:layer="layout" svg:x1="9.118cm" svg:y1="0.255cm" svg:x2="9.118cm" svg:y2="6.157cm">
          <text:p/>
        </draw:line>
        <draw:line draw:style-name="gr4" draw:text-style-name="P1" draw:layer="layout" svg:x1="1.784cm" svg:y1="6.157cm" svg:x2="1.784cm" svg:y2="6.098cm">
          <text:p/>
        </draw:line>
        <draw:line draw:style-name="gr4" draw:text-style-name="P1" draw:layer="layout" svg:x1="2.032cm" svg:y1="6.157cm" svg:x2="2.032cm" svg:y2="6.098cm">
          <text:p/>
        </draw:line>
        <draw:line draw:style-name="gr4" draw:text-style-name="P1" draw:layer="layout" svg:x1="2.28cm" svg:y1="6.157cm" svg:x2="2.28cm" svg:y2="6.098cm">
          <text:p/>
        </draw:line>
        <draw:line draw:style-name="gr4" draw:text-style-name="P1" draw:layer="layout" svg:x1="2.528cm" svg:y1="6.157cm" svg:x2="2.528cm" svg:y2="6.058cm">
          <text:p/>
        </draw:line>
        <draw:line draw:style-name="gr4" draw:text-style-name="P1" draw:layer="layout" svg:x1="2.776cm" svg:y1="6.157cm" svg:x2="2.776cm" svg:y2="6.098cm">
          <text:p/>
        </draw:line>
        <draw:line draw:style-name="gr4" draw:text-style-name="P1" draw:layer="layout" svg:x1="3.023cm" svg:y1="6.157cm" svg:x2="3.023cm" svg:y2="6.098cm">
          <text:p/>
        </draw:line>
        <draw:line draw:style-name="gr4" draw:text-style-name="P1" draw:layer="layout" svg:x1="3.271cm" svg:y1="6.157cm" svg:x2="3.271cm" svg:y2="6.098cm">
          <text:p/>
        </draw:line>
        <draw:line draw:style-name="gr4" draw:text-style-name="P1" draw:layer="layout" svg:x1="3.519cm" svg:y1="6.157cm" svg:x2="3.519cm" svg:y2="6.058cm">
          <text:p/>
        </draw:line>
        <draw:frame draw:style-name="gr5" draw:text-style-name="P4" draw:layer="layout" svg:width="0.51cm" svg:height="0.513cm" svg:x="2.274cm" svg:y="6.234cm">
          <draw:text-box>
            <text:p text:style-name="P3"><text:span text:style-name="T1">12</text:span></text:p>
          </draw:text-box>
        </draw:frame>
        <draw:line draw:style-name="gr4" draw:text-style-name="P1" draw:layer="layout" svg:x1="3.767cm" svg:y1="6.157cm" svg:x2="3.767cm" svg:y2="6.098cm">
          <text:p/>
        </draw:line>
        <draw:line draw:style-name="gr4" draw:text-style-name="P1" draw:layer="layout" svg:x1="4.015cm" svg:y1="6.157cm" svg:x2="4.015cm" svg:y2="6.098cm">
          <text:p/>
        </draw:line>
        <draw:line draw:style-name="gr4" draw:text-style-name="P1" draw:layer="layout" svg:x1="4.262cm" svg:y1="6.157cm" svg:x2="4.262cm" svg:y2="6.098cm">
          <text:p/>
        </draw:line>
        <draw:line draw:style-name="gr4" draw:text-style-name="P1" draw:layer="layout" svg:x1="4.51cm" svg:y1="6.157cm" svg:x2="4.51cm" svg:y2="6.058cm">
          <text:p/>
        </draw:line>
        <draw:frame draw:style-name="gr5" draw:text-style-name="P4" draw:layer="layout" svg:width="0.51cm" svg:height="0.513cm" svg:x="3.265cm" svg:y="6.234cm">
          <draw:text-box>
            <text:p text:style-name="P3"><text:span text:style-name="T1">14</text:span></text:p>
          </draw:text-box>
        </draw:frame>
        <draw:line draw:style-name="gr4" draw:text-style-name="P1" draw:layer="layout" svg:x1="4.758cm" svg:y1="6.157cm" svg:x2="4.758cm" svg:y2="6.098cm">
          <text:p/>
        </draw:line>
        <draw:line draw:style-name="gr4" draw:text-style-name="P1" draw:layer="layout" svg:x1="5.006cm" svg:y1="6.157cm" svg:x2="5.006cm" svg:y2="6.098cm">
          <text:p/>
        </draw:line>
        <draw:line draw:style-name="gr4" draw:text-style-name="P1" draw:layer="layout" svg:x1="5.254cm" svg:y1="6.157cm" svg:x2="5.254cm" svg:y2="6.098cm">
          <text:p/>
        </draw:line>
        <draw:line draw:style-name="gr4" draw:text-style-name="P1" draw:layer="layout" svg:x1="5.501cm" svg:y1="6.157cm" svg:x2="5.501cm" svg:y2="6.058cm">
          <text:p/>
        </draw:line>
        <draw:frame draw:style-name="gr5" draw:text-style-name="P4" draw:layer="layout" svg:width="0.51cm" svg:height="0.513cm" svg:x="4.256cm" svg:y="6.234cm">
          <draw:text-box>
            <text:p text:style-name="P3"><text:span text:style-name="T1">16</text:span></text:p>
          </draw:text-box>
        </draw:frame>
        <draw:line draw:style-name="gr4" draw:text-style-name="P1" draw:layer="layout" svg:x1="5.749cm" svg:y1="6.157cm" svg:x2="5.749cm" svg:y2="6.098cm">
          <text:p/>
        </draw:line>
        <draw:line draw:style-name="gr4" draw:text-style-name="P1" draw:layer="layout" svg:x1="5.997cm" svg:y1="6.157cm" svg:x2="5.997cm" svg:y2="6.098cm">
          <text:p/>
        </draw:line>
        <draw:line draw:style-name="gr4" draw:text-style-name="P1" draw:layer="layout" svg:x1="6.245cm" svg:y1="6.157cm" svg:x2="6.245cm" svg:y2="6.098cm">
          <text:p/>
        </draw:line>
        <draw:line draw:style-name="gr4" draw:text-style-name="P1" draw:layer="layout" svg:x1="6.493cm" svg:y1="6.157cm" svg:x2="6.493cm" svg:y2="6.058cm">
          <text:p/>
        </draw:line>
        <draw:frame draw:style-name="gr5" draw:text-style-name="P4" draw:layer="layout" svg:width="0.51cm" svg:height="0.513cm" svg:x="5.248cm" svg:y="6.234cm">
          <draw:text-box>
            <text:p text:style-name="P3"><text:span text:style-name="T1">18</text:span></text:p>
          </draw:text-box>
        </draw:frame>
        <draw:line draw:style-name="gr4" draw:text-style-name="P1" draw:layer="layout" svg:x1="6.74cm" svg:y1="6.157cm" svg:x2="6.74cm" svg:y2="6.098cm">
          <text:p/>
        </draw:line>
        <draw:line draw:style-name="gr4" draw:text-style-name="P1" draw:layer="layout" svg:x1="6.988cm" svg:y1="6.157cm" svg:x2="6.988cm" svg:y2="6.098cm">
          <text:p/>
        </draw:line>
        <draw:line draw:style-name="gr4" draw:text-style-name="P1" draw:layer="layout" svg:x1="7.236cm" svg:y1="6.157cm" svg:x2="7.236cm" svg:y2="6.098cm">
          <text:p/>
        </draw:line>
        <draw:line draw:style-name="gr4" draw:text-style-name="P1" draw:layer="layout" svg:x1="7.484cm" svg:y1="6.157cm" svg:x2="7.484cm" svg:y2="6.058cm">
          <text:p/>
        </draw:line>
        <draw:frame draw:style-name="gr5" draw:text-style-name="P4" draw:layer="layout" svg:width="0.51cm" svg:height="0.513cm" svg:x="6.239cm" svg:y="6.234cm">
          <draw:text-box>
            <text:p text:style-name="P3"><text:span text:style-name="T1">20</text:span></text:p>
          </draw:text-box>
        </draw:frame>
        <draw:line draw:style-name="gr4" draw:text-style-name="P1" draw:layer="layout" svg:x1="7.732cm" svg:y1="6.157cm" svg:x2="7.732cm" svg:y2="6.098cm">
          <text:p/>
        </draw:line>
        <draw:line draw:style-name="gr4" draw:text-style-name="P1" draw:layer="layout" svg:x1="7.979cm" svg:y1="6.157cm" svg:x2="7.979cm" svg:y2="6.098cm">
          <text:p/>
        </draw:line>
        <draw:line draw:style-name="gr4" draw:text-style-name="P1" draw:layer="layout" svg:x1="8.227cm" svg:y1="6.157cm" svg:x2="8.227cm" svg:y2="6.098cm">
          <text:p/>
        </draw:line>
        <draw:line draw:style-name="gr4" draw:text-style-name="P1" draw:layer="layout" svg:x1="8.475cm" svg:y1="6.157cm" svg:x2="8.475cm" svg:y2="6.058cm">
          <text:p/>
        </draw:line>
        <draw:frame draw:style-name="gr5" draw:text-style-name="P4" draw:layer="layout" svg:width="0.51cm" svg:height="0.513cm" svg:x="7.23cm" svg:y="6.234cm">
          <draw:text-box>
            <text:p text:style-name="P3"><text:span text:style-name="T1">22</text:span></text:p>
          </draw:text-box>
        </draw:frame>
        <draw:line draw:style-name="gr4" draw:text-style-name="P1" draw:layer="layout" svg:x1="8.723cm" svg:y1="6.157cm" svg:x2="8.723cm" svg:y2="6.098cm">
          <text:p/>
        </draw:line>
        <draw:line draw:style-name="gr4" draw:text-style-name="P1" draw:layer="layout" svg:x1="8.971cm" svg:y1="6.157cm" svg:x2="8.971cm" svg:y2="6.098cm">
          <text:p/>
        </draw:line>
        <draw:line draw:style-name="gr4" draw:text-style-name="P1" draw:layer="layout" svg:x1="1.74cm" svg:y1="6.157cm" svg:x2="1.839cm" svg:y2="6.157cm">
          <text:p/>
        </draw:line>
        <draw:frame draw:style-name="gr5" draw:text-style-name="P4" draw:layer="layout" svg:width="0.51cm" svg:height="0.513cm" svg:x="8.221cm" svg:y="6.234cm">
          <draw:text-box>
            <text:p text:style-name="P3"><text:span text:style-name="T1">24</text:span></text:p>
          </draw:text-box>
        </draw:frame>
        <draw:line draw:style-name="gr4" draw:text-style-name="P1" draw:layer="layout" svg:x1="1.74cm" svg:y1="5.961cm" svg:x2="1.799cm" svg:y2="5.961cm">
          <text:p/>
        </draw:line>
        <draw:line draw:style-name="gr4" draw:text-style-name="P1" draw:layer="layout" svg:x1="1.74cm" svg:y1="5.764cm" svg:x2="1.799cm" svg:y2="5.764cm">
          <text:p/>
        </draw:line>
        <draw:line draw:style-name="gr4" draw:text-style-name="P1" draw:layer="layout" svg:x1="1.74cm" svg:y1="5.567cm" svg:x2="1.799cm" svg:y2="5.567cm">
          <text:p/>
        </draw:line>
        <draw:line draw:style-name="gr4" draw:text-style-name="P1" draw:layer="layout" svg:x1="1.74cm" svg:y1="5.37cm" svg:x2="1.799cm" svg:y2="5.37cm">
          <text:p/>
        </draw:line>
        <draw:line draw:style-name="gr4" draw:text-style-name="P1" draw:layer="layout" svg:x1="1.74cm" svg:y1="5.174cm" svg:x2="1.839cm" svg:y2="5.174cm">
          <text:p/>
        </draw:line>
        <draw:frame draw:style-name="gr6" draw:text-style-name="P4" draw:layer="layout" svg:width="0.891cm" svg:height="0.513cm" svg:x="0.775cm" svg:y="5.903cm">
          <draw:text-box>
            <text:p text:style-name="P3"><text:span text:style-name="T1">0.00</text:span></text:p>
          </draw:text-box>
        </draw:frame>
        <draw:line draw:style-name="gr4" draw:text-style-name="P1" draw:layer="layout" svg:x1="1.74cm" svg:y1="4.977cm" svg:x2="1.799cm" svg:y2="4.977cm">
          <text:p/>
        </draw:line>
        <draw:line draw:style-name="gr4" draw:text-style-name="P1" draw:layer="layout" svg:x1="1.74cm" svg:y1="4.78cm" svg:x2="1.799cm" svg:y2="4.78cm">
          <text:p/>
        </draw:line>
        <draw:line draw:style-name="gr4" draw:text-style-name="P1" draw:layer="layout" svg:x1="1.74cm" svg:y1="4.583cm" svg:x2="1.799cm" svg:y2="4.583cm">
          <text:p/>
        </draw:line>
        <draw:line draw:style-name="gr4" draw:text-style-name="P1" draw:layer="layout" svg:x1="1.74cm" svg:y1="4.387cm" svg:x2="1.799cm" svg:y2="4.387cm">
          <text:p/>
        </draw:line>
        <draw:line draw:style-name="gr4" draw:text-style-name="P1" draw:layer="layout" svg:x1="1.74cm" svg:y1="4.19cm" svg:x2="1.839cm" svg:y2="4.19cm">
          <text:p/>
        </draw:line>
        <draw:frame draw:style-name="gr6" draw:text-style-name="P4" draw:layer="layout" svg:width="0.891cm" svg:height="0.513cm" svg:x="0.775cm" svg:y="4.919cm">
          <draw:text-box>
            <text:p text:style-name="P3"><text:span text:style-name="T1">0.05</text:span></text:p>
          </draw:text-box>
        </draw:frame>
        <draw:line draw:style-name="gr4" draw:text-style-name="P1" draw:layer="layout" svg:x1="1.74cm" svg:y1="3.993cm" svg:x2="1.799cm" svg:y2="3.993cm">
          <text:p/>
        </draw:line>
        <draw:line draw:style-name="gr4" draw:text-style-name="P1" draw:layer="layout" svg:x1="1.74cm" svg:y1="3.796cm" svg:x2="1.799cm" svg:y2="3.796cm">
          <text:p/>
        </draw:line>
        <draw:line draw:style-name="gr4" draw:text-style-name="P1" draw:layer="layout" svg:x1="1.74cm" svg:y1="3.6cm" svg:x2="1.799cm" svg:y2="3.6cm">
          <text:p/>
        </draw:line>
        <draw:line draw:style-name="gr4" draw:text-style-name="P1" draw:layer="layout" svg:x1="1.74cm" svg:y1="3.403cm" svg:x2="1.799cm" svg:y2="3.403cm">
          <text:p/>
        </draw:line>
        <draw:line draw:style-name="gr4" draw:text-style-name="P1" draw:layer="layout" svg:x1="1.74cm" svg:y1="3.206cm" svg:x2="1.839cm" svg:y2="3.206cm">
          <text:p/>
        </draw:line>
        <draw:frame draw:style-name="gr6" draw:text-style-name="P4" draw:layer="layout" svg:width="0.891cm" svg:height="0.513cm" svg:x="0.775cm" svg:y="3.935cm">
          <draw:text-box>
            <text:p text:style-name="P3"><text:span text:style-name="T1">0.10</text:span></text:p>
          </draw:text-box>
        </draw:frame>
        <draw:line draw:style-name="gr4" draw:text-style-name="P1" draw:layer="layout" svg:x1="1.74cm" svg:y1="3.009cm" svg:x2="1.799cm" svg:y2="3.009cm">
          <text:p/>
        </draw:line>
        <draw:line draw:style-name="gr4" draw:text-style-name="P1" draw:layer="layout" svg:x1="1.74cm" svg:y1="2.813cm" svg:x2="1.799cm" svg:y2="2.813cm">
          <text:p/>
        </draw:line>
        <draw:line draw:style-name="gr4" draw:text-style-name="P1" draw:layer="layout" svg:x1="1.74cm" svg:y1="2.616cm" svg:x2="1.799cm" svg:y2="2.616cm">
          <text:p/>
        </draw:line>
        <draw:line draw:style-name="gr4" draw:text-style-name="P1" draw:layer="layout" svg:x1="1.74cm" svg:y1="2.419cm" svg:x2="1.799cm" svg:y2="2.419cm">
          <text:p/>
        </draw:line>
        <draw:line draw:style-name="gr4" draw:text-style-name="P1" draw:layer="layout" svg:x1="1.74cm" svg:y1="2.222cm" svg:x2="1.839cm" svg:y2="2.222cm">
          <text:p/>
        </draw:line>
        <draw:frame draw:style-name="gr6" draw:text-style-name="P4" draw:layer="layout" svg:width="0.891cm" svg:height="0.513cm" svg:x="0.775cm" svg:y="2.951cm">
          <draw:text-box>
            <text:p text:style-name="P3"><text:span text:style-name="T1">0.15</text:span></text:p>
          </draw:text-box>
        </draw:frame>
        <draw:line draw:style-name="gr4" draw:text-style-name="P1" draw:layer="layout" svg:x1="1.74cm" svg:y1="2.026cm" svg:x2="1.799cm" svg:y2="2.026cm">
          <text:p/>
        </draw:line>
        <draw:line draw:style-name="gr4" draw:text-style-name="P1" draw:layer="layout" svg:x1="1.74cm" svg:y1="1.829cm" svg:x2="1.799cm" svg:y2="1.829cm">
          <text:p/>
        </draw:line>
        <draw:line draw:style-name="gr4" draw:text-style-name="P1" draw:layer="layout" svg:x1="1.74cm" svg:y1="1.632cm" svg:x2="1.799cm" svg:y2="1.632cm">
          <text:p/>
        </draw:line>
        <draw:line draw:style-name="gr4" draw:text-style-name="P1" draw:layer="layout" svg:x1="1.74cm" svg:y1="1.435cm" svg:x2="1.799cm" svg:y2="1.435cm">
          <text:p/>
        </draw:line>
        <draw:line draw:style-name="gr4" draw:text-style-name="P1" draw:layer="layout" svg:x1="1.74cm" svg:y1="1.239cm" svg:x2="1.839cm" svg:y2="1.239cm">
          <text:p/>
        </draw:line>
        <draw:frame draw:style-name="gr6" draw:text-style-name="P4" draw:layer="layout" svg:width="0.891cm" svg:height="0.513cm" svg:x="0.775cm" svg:y="1.968cm">
          <draw:text-box>
            <text:p text:style-name="P3"><text:span text:style-name="T1">0.20</text:span></text:p>
          </draw:text-box>
        </draw:frame>
        <draw:line draw:style-name="gr4" draw:text-style-name="P1" draw:layer="layout" svg:x1="1.74cm" svg:y1="1.042cm" svg:x2="1.799cm" svg:y2="1.042cm">
          <text:p/>
        </draw:line>
        <draw:line draw:style-name="gr4" draw:text-style-name="P1" draw:layer="layout" svg:x1="1.74cm" svg:y1="0.845cm" svg:x2="1.799cm" svg:y2="0.845cm">
          <text:p/>
        </draw:line>
        <draw:line draw:style-name="gr4" draw:text-style-name="P1" draw:layer="layout" svg:x1="1.74cm" svg:y1="0.648cm" svg:x2="1.799cm" svg:y2="0.648cm">
          <text:p/>
        </draw:line>
        <draw:line draw:style-name="gr4" draw:text-style-name="P1" draw:layer="layout" svg:x1="1.74cm" svg:y1="0.452cm" svg:x2="1.799cm" svg:y2="0.452cm">
          <text:p/>
        </draw:line>
        <draw:line draw:style-name="gr4" draw:text-style-name="P1" draw:layer="layout" svg:x1="1.74cm" svg:y1="0.255cm" svg:x2="1.839cm" svg:y2="0.255cm">
          <text:p/>
        </draw:line>
        <draw:frame draw:style-name="gr6" draw:text-style-name="P4" draw:layer="layout" svg:width="0.891cm" svg:height="0.513cm" svg:x="0.775cm" svg:y="0.984cm">
          <draw:text-box>
            <text:p text:style-name="P3"><text:span text:style-name="T1">0.25</text:span></text:p>
          </draw:text-box>
        </draw:frame>
        <draw:line draw:style-name="gr4" draw:text-style-name="P1" draw:layer="layout" svg:x1="1.784cm" svg:y1="0.255cm" svg:x2="1.784cm" svg:y2="0.314cm">
          <text:p/>
        </draw:line>
        <draw:line draw:style-name="gr4" draw:text-style-name="P1" draw:layer="layout" svg:x1="2.032cm" svg:y1="0.255cm" svg:x2="2.032cm" svg:y2="0.314cm">
          <text:p/>
        </draw:line>
        <draw:line draw:style-name="gr4" draw:text-style-name="P1" draw:layer="layout" svg:x1="2.28cm" svg:y1="0.255cm" svg:x2="2.28cm" svg:y2="0.314cm">
          <text:p/>
        </draw:line>
        <draw:line draw:style-name="gr4" draw:text-style-name="P1" draw:layer="layout" svg:x1="2.528cm" svg:y1="0.255cm" svg:x2="2.528cm" svg:y2="0.354cm">
          <text:p/>
        </draw:line>
        <draw:line draw:style-name="gr4" draw:text-style-name="P1" draw:layer="layout" svg:x1="2.776cm" svg:y1="0.255cm" svg:x2="2.776cm" svg:y2="0.314cm">
          <text:p/>
        </draw:line>
        <draw:line draw:style-name="gr4" draw:text-style-name="P1" draw:layer="layout" svg:x1="3.023cm" svg:y1="0.255cm" svg:x2="3.023cm" svg:y2="0.314cm">
          <text:p/>
        </draw:line>
        <draw:line draw:style-name="gr4" draw:text-style-name="P1" draw:layer="layout" svg:x1="3.271cm" svg:y1="0.255cm" svg:x2="3.271cm" svg:y2="0.314cm">
          <text:p/>
        </draw:line>
        <draw:line draw:style-name="gr4" draw:text-style-name="P1" draw:layer="layout" svg:x1="3.519cm" svg:y1="0.255cm" svg:x2="3.519cm" svg:y2="0.354cm">
          <text:p/>
        </draw:line>
        <draw:line draw:style-name="gr4" draw:text-style-name="P1" draw:layer="layout" svg:x1="3.767cm" svg:y1="0.255cm" svg:x2="3.767cm" svg:y2="0.314cm">
          <text:p/>
        </draw:line>
        <draw:line draw:style-name="gr4" draw:text-style-name="P1" draw:layer="layout" svg:x1="4.015cm" svg:y1="0.255cm" svg:x2="4.015cm" svg:y2="0.314cm">
          <text:p/>
        </draw:line>
        <draw:line draw:style-name="gr4" draw:text-style-name="P1" draw:layer="layout" svg:x1="4.262cm" svg:y1="0.255cm" svg:x2="4.262cm" svg:y2="0.314cm">
          <text:p/>
        </draw:line>
        <draw:line draw:style-name="gr4" draw:text-style-name="P1" draw:layer="layout" svg:x1="4.51cm" svg:y1="0.255cm" svg:x2="4.51cm" svg:y2="0.354cm">
          <text:p/>
        </draw:line>
        <draw:line draw:style-name="gr4" draw:text-style-name="P1" draw:layer="layout" svg:x1="4.758cm" svg:y1="0.255cm" svg:x2="4.758cm" svg:y2="0.314cm">
          <text:p/>
        </draw:line>
        <draw:line draw:style-name="gr4" draw:text-style-name="P1" draw:layer="layout" svg:x1="5.006cm" svg:y1="0.255cm" svg:x2="5.006cm" svg:y2="0.314cm">
          <text:p/>
        </draw:line>
        <draw:line draw:style-name="gr4" draw:text-style-name="P1" draw:layer="layout" svg:x1="5.254cm" svg:y1="0.255cm" svg:x2="5.254cm" svg:y2="0.314cm">
          <text:p/>
        </draw:line>
        <draw:line draw:style-name="gr4" draw:text-style-name="P1" draw:layer="layout" svg:x1="5.501cm" svg:y1="0.255cm" svg:x2="5.501cm" svg:y2="0.354cm">
          <text:p/>
        </draw:line>
        <draw:line draw:style-name="gr4" draw:text-style-name="P1" draw:layer="layout" svg:x1="5.749cm" svg:y1="0.255cm" svg:x2="5.749cm" svg:y2="0.314cm">
          <text:p/>
        </draw:line>
        <draw:line draw:style-name="gr4" draw:text-style-name="P1" draw:layer="layout" svg:x1="5.997cm" svg:y1="0.255cm" svg:x2="5.997cm" svg:y2="0.314cm">
          <text:p/>
        </draw:line>
        <draw:line draw:style-name="gr4" draw:text-style-name="P1" draw:layer="layout" svg:x1="6.245cm" svg:y1="0.255cm" svg:x2="6.245cm" svg:y2="0.314cm">
          <text:p/>
        </draw:line>
        <draw:line draw:style-name="gr4" draw:text-style-name="P1" draw:layer="layout" svg:x1="6.493cm" svg:y1="0.255cm" svg:x2="6.493cm" svg:y2="0.354cm">
          <text:p/>
        </draw:line>
        <draw:line draw:style-name="gr4" draw:text-style-name="P1" draw:layer="layout" svg:x1="6.74cm" svg:y1="0.255cm" svg:x2="6.74cm" svg:y2="0.314cm">
          <text:p/>
        </draw:line>
        <draw:line draw:style-name="gr4" draw:text-style-name="P1" draw:layer="layout" svg:x1="6.988cm" svg:y1="0.255cm" svg:x2="6.988cm" svg:y2="0.314cm">
          <text:p/>
        </draw:line>
        <draw:line draw:style-name="gr4" draw:text-style-name="P1" draw:layer="layout" svg:x1="7.236cm" svg:y1="0.255cm" svg:x2="7.236cm" svg:y2="0.314cm">
          <text:p/>
        </draw:line>
        <draw:line draw:style-name="gr4" draw:text-style-name="P1" draw:layer="layout" svg:x1="7.484cm" svg:y1="0.255cm" svg:x2="7.484cm" svg:y2="0.354cm">
          <text:p/>
        </draw:line>
        <draw:line draw:style-name="gr4" draw:text-style-name="P1" draw:layer="layout" svg:x1="7.732cm" svg:y1="0.255cm" svg:x2="7.732cm" svg:y2="0.314cm">
          <text:p/>
        </draw:line>
        <draw:line draw:style-name="gr4" draw:text-style-name="P1" draw:layer="layout" svg:x1="7.979cm" svg:y1="0.255cm" svg:x2="7.979cm" svg:y2="0.314cm">
          <text:p/>
        </draw:line>
        <draw:line draw:style-name="gr4" draw:text-style-name="P1" draw:layer="layout" svg:x1="8.227cm" svg:y1="0.255cm" svg:x2="8.227cm" svg:y2="0.314cm">
          <text:p/>
        </draw:line>
        <draw:line draw:style-name="gr4" draw:text-style-name="P1" draw:layer="layout" svg:x1="8.475cm" svg:y1="0.255cm" svg:x2="8.475cm" svg:y2="0.354cm">
          <text:p/>
        </draw:line>
        <draw:line draw:style-name="gr4" draw:text-style-name="P1" draw:layer="layout" svg:x1="8.723cm" svg:y1="0.255cm" svg:x2="8.723cm" svg:y2="0.314cm">
          <text:p/>
        </draw:line>
        <draw:line draw:style-name="gr4" draw:text-style-name="P1" draw:layer="layout" svg:x1="8.971cm" svg:y1="0.255cm" svg:x2="8.971cm" svg:y2="0.314cm">
          <text:p/>
        </draw:line>
        <draw:line draw:style-name="gr4" draw:text-style-name="P1" draw:layer="layout" svg:x1="9.118cm" svg:y1="6.157cm" svg:x2="9.019cm" svg:y2="6.157cm">
          <text:p/>
        </draw:line>
        <draw:line draw:style-name="gr4" draw:text-style-name="P1" draw:layer="layout" svg:x1="9.118cm" svg:y1="5.961cm" svg:x2="9.059cm" svg:y2="5.961cm">
          <text:p/>
        </draw:line>
        <draw:line draw:style-name="gr4" draw:text-style-name="P1" draw:layer="layout" svg:x1="9.118cm" svg:y1="5.764cm" svg:x2="9.059cm" svg:y2="5.764cm">
          <text:p/>
        </draw:line>
        <draw:line draw:style-name="gr4" draw:text-style-name="P1" draw:layer="layout" svg:x1="9.118cm" svg:y1="5.567cm" svg:x2="9.059cm" svg:y2="5.567cm">
          <text:p/>
        </draw:line>
        <draw:line draw:style-name="gr4" draw:text-style-name="P1" draw:layer="layout" svg:x1="9.118cm" svg:y1="5.37cm" svg:x2="9.059cm" svg:y2="5.37cm">
          <text:p/>
        </draw:line>
        <draw:line draw:style-name="gr4" draw:text-style-name="P1" draw:layer="layout" svg:x1="9.118cm" svg:y1="5.174cm" svg:x2="9.019cm" svg:y2="5.174cm">
          <text:p/>
        </draw:line>
        <draw:line draw:style-name="gr4" draw:text-style-name="P1" draw:layer="layout" svg:x1="9.118cm" svg:y1="4.977cm" svg:x2="9.059cm" svg:y2="4.977cm">
          <text:p/>
        </draw:line>
        <draw:line draw:style-name="gr4" draw:text-style-name="P1" draw:layer="layout" svg:x1="9.118cm" svg:y1="4.78cm" svg:x2="9.059cm" svg:y2="4.78cm">
          <text:p/>
        </draw:line>
        <draw:line draw:style-name="gr4" draw:text-style-name="P1" draw:layer="layout" svg:x1="9.118cm" svg:y1="4.583cm" svg:x2="9.059cm" svg:y2="4.583cm">
          <text:p/>
        </draw:line>
        <draw:line draw:style-name="gr4" draw:text-style-name="P1" draw:layer="layout" svg:x1="9.118cm" svg:y1="4.387cm" svg:x2="9.059cm" svg:y2="4.387cm">
          <text:p/>
        </draw:line>
        <draw:line draw:style-name="gr4" draw:text-style-name="P1" draw:layer="layout" svg:x1="9.118cm" svg:y1="4.19cm" svg:x2="9.019cm" svg:y2="4.19cm">
          <text:p/>
        </draw:line>
        <draw:line draw:style-name="gr4" draw:text-style-name="P1" draw:layer="layout" svg:x1="9.118cm" svg:y1="3.993cm" svg:x2="9.059cm" svg:y2="3.993cm">
          <text:p/>
        </draw:line>
        <draw:line draw:style-name="gr4" draw:text-style-name="P1" draw:layer="layout" svg:x1="9.118cm" svg:y1="3.796cm" svg:x2="9.059cm" svg:y2="3.796cm">
          <text:p/>
        </draw:line>
        <draw:line draw:style-name="gr4" draw:text-style-name="P1" draw:layer="layout" svg:x1="9.118cm" svg:y1="3.6cm" svg:x2="9.059cm" svg:y2="3.6cm">
          <text:p/>
        </draw:line>
        <draw:line draw:style-name="gr4" draw:text-style-name="P1" draw:layer="layout" svg:x1="9.118cm" svg:y1="3.403cm" svg:x2="9.059cm" svg:y2="3.403cm">
          <text:p/>
        </draw:line>
        <draw:line draw:style-name="gr4" draw:text-style-name="P1" draw:layer="layout" svg:x1="9.118cm" svg:y1="3.206cm" svg:x2="9.019cm" svg:y2="3.206cm">
          <text:p/>
        </draw:line>
        <draw:line draw:style-name="gr4" draw:text-style-name="P1" draw:layer="layout" svg:x1="9.118cm" svg:y1="3.009cm" svg:x2="9.059cm" svg:y2="3.009cm">
          <text:p/>
        </draw:line>
        <draw:line draw:style-name="gr4" draw:text-style-name="P1" draw:layer="layout" svg:x1="9.118cm" svg:y1="2.813cm" svg:x2="9.059cm" svg:y2="2.813cm">
          <text:p/>
        </draw:line>
        <draw:line draw:style-name="gr4" draw:text-style-name="P1" draw:layer="layout" svg:x1="9.118cm" svg:y1="2.616cm" svg:x2="9.059cm" svg:y2="2.616cm">
          <text:p/>
        </draw:line>
        <draw:line draw:style-name="gr4" draw:text-style-name="P1" draw:layer="layout" svg:x1="9.118cm" svg:y1="2.419cm" svg:x2="9.059cm" svg:y2="2.419cm">
          <text:p/>
        </draw:line>
        <draw:line draw:style-name="gr4" draw:text-style-name="P1" draw:layer="layout" svg:x1="9.118cm" svg:y1="2.222cm" svg:x2="9.019cm" svg:y2="2.222cm">
          <text:p/>
        </draw:line>
        <draw:line draw:style-name="gr4" draw:text-style-name="P1" draw:layer="layout" svg:x1="9.118cm" svg:y1="2.026cm" svg:x2="9.059cm" svg:y2="2.026cm">
          <text:p/>
        </draw:line>
        <draw:line draw:style-name="gr4" draw:text-style-name="P1" draw:layer="layout" svg:x1="9.118cm" svg:y1="1.829cm" svg:x2="9.059cm" svg:y2="1.829cm">
          <text:p/>
        </draw:line>
        <draw:line draw:style-name="gr4" draw:text-style-name="P1" draw:layer="layout" svg:x1="9.118cm" svg:y1="1.632cm" svg:x2="9.059cm" svg:y2="1.632cm">
          <text:p/>
        </draw:line>
        <draw:line draw:style-name="gr4" draw:text-style-name="P1" draw:layer="layout" svg:x1="9.118cm" svg:y1="1.435cm" svg:x2="9.059cm" svg:y2="1.435cm">
          <text:p/>
        </draw:line>
        <draw:line draw:style-name="gr4" draw:text-style-name="P1" draw:layer="layout" svg:x1="9.118cm" svg:y1="1.239cm" svg:x2="9.019cm" svg:y2="1.239cm">
          <text:p/>
        </draw:line>
        <draw:line draw:style-name="gr4" draw:text-style-name="P1" draw:layer="layout" svg:x1="9.118cm" svg:y1="1.042cm" svg:x2="9.059cm" svg:y2="1.042cm">
          <text:p/>
        </draw:line>
        <draw:line draw:style-name="gr4" draw:text-style-name="P1" draw:layer="layout" svg:x1="9.118cm" svg:y1="0.845cm" svg:x2="9.059cm" svg:y2="0.845cm">
          <text:p/>
        </draw:line>
        <draw:line draw:style-name="gr4" draw:text-style-name="P1" draw:layer="layout" svg:x1="9.118cm" svg:y1="0.648cm" svg:x2="9.059cm" svg:y2="0.648cm">
          <text:p/>
        </draw:line>
        <draw:line draw:style-name="gr4" draw:text-style-name="P1" draw:layer="layout" svg:x1="9.118cm" svg:y1="0.452cm" svg:x2="9.059cm" svg:y2="0.452cm">
          <text:p/>
        </draw:line>
        <draw:line draw:style-name="gr4" draw:text-style-name="P1" draw:layer="layout" svg:x1="9.118cm" svg:y1="0.255cm" svg:x2="9.019cm" svg:y2="0.255cm">
          <text:p/>
        </draw:line>
        <draw:frame draw:style-name="gr6" draw:text-style-name="P4" draw:layer="layout" svg:width="0.891cm" svg:height="0.513cm" svg:x="0.775cm" svg:y="0cm">
          <draw:text-box>
            <text:p text:style-name="P3"><text:span text:style-name="T1">0.30</text:span></text:p>
          </draw:text-box>
        </draw:frame>
        <draw:frame draw:style-name="gr7" draw:text-style-name="P4" draw:layer="layout" svg:width="0.456cm" svg:height="0.513cm" svg:x="5.024cm" svg:y="6.927cm">
          <draw:text-box>
            <text:p text:style-name="P3"><text:span text:style-name="T1">I</text:span></text:p>
          </draw:text-box>
        </draw:frame>
        <draw:frame draw:style-name="gr8" draw:text-style-name="P5" draw:layer="layout" svg:width="0.459cm" svg:height="0.431cm" svg:x="5.279cm" svg:y="7.041cm">
          <draw:text-box>
            <text:p text:style-name="P3"><text:span text:style-name="T2">[ℏ]</text:span></text:p>
          </draw:text-box>
        </draw:frame>
        <draw:frame draw:style-name="gr7" draw:text-style-name="P4" draw:layer="layout" svg:width="0.456cm" svg:height="0.513cm" draw:transform="rotate (1.5707963267949) translate (0.082cm 4.721cm)">
          <draw:text-box>
            <text:p text:style-name="P3"><text:span text:style-name="T1">B</text:span></text:p>
          </draw:text-box>
        </draw:frame>
        <draw:frame draw:style-name="gr9" draw:text-style-name="P5" draw:layer="layout" svg:width="0.431cm" svg:height="0.431cm" draw:transform="rotate (1.5707963267949) translate (0.196cm 4.391cm)">
          <draw:text-box>
            <text:p text:style-name="P3"><text:span text:style-name="T2">(</text:span></text:p>
          </draw:text-box>
        </draw:frame>
        <draw:frame draw:style-name="gr10" draw:text-style-name="P4" draw:layer="layout" svg:width="0.561cm" svg:height="0.513cm" draw:transform="rotate (1.5707963267949) translate (0.082cm 4.247cm)">
          <draw:text-box>
            <text:p text:style-name="P3"><text:span text:style-name="T1">E2</text:span></text:p>
          </draw:text-box>
        </draw:frame>
        <draw:frame draw:style-name="gr9" draw:text-style-name="P5" draw:layer="layout" svg:width="0.431cm" svg:height="0.431cm" draw:transform="rotate (1.5707963267949) translate (0.196cm 3.688cm)">
          <draw:text-box>
            <text:p text:style-name="P3"><text:span text:style-name="T2">)</text:span></text:p>
          </draw:text-box>
        </draw:frame>
        <draw:frame draw:style-name="gr11" draw:text-style-name="P6" draw:layer="layout" svg:width="0.51cm" svg:height="0.365cm" draw:transform="rotate (1.5707963267949) translate (0.286cm 3.544cm)">
          <draw:text-box>
            <text:p text:style-name="P3"><text:span text:style-name="T3">out</text:span></text:p>
          </draw:text-box>
        </draw:frame>
        <draw:frame draw:style-name="gr9" draw:text-style-name="P5" draw:layer="layout" svg:width="0.431cm" svg:height="0.431cm" draw:transform="rotate (1.5707963267949) translate (0.196cm 2.9cm)">
          <draw:text-box>
            <text:p text:style-name="P3"><text:span text:style-name="T2">[</text:span></text:p>
          </draw:text-box>
        </draw:frame>
        <draw:frame draw:style-name="gr7" draw:text-style-name="P4" draw:layer="layout" svg:width="0.456cm" svg:height="0.513cm" draw:transform="rotate (1.5707963267949) translate (0.082cm 2.756cm)">
          <draw:text-box>
            <text:p text:style-name="P3"><text:span text:style-name="T4">e</text:span></text:p>
          </draw:text-box>
        </draw:frame>
        <draw:frame draw:style-name="gr12" draw:text-style-name="P6" draw:layer="layout" svg:width="0.324cm" svg:height="0.365cm" draw:transform="rotate (1.5707963267949) translate (-0.012cm 2.502cm)">
          <draw:text-box>
            <text:p text:style-name="P3"><text:span text:style-name="T3">2</text:span></text:p>
          </draw:text-box>
        </draw:frame>
        <draw:frame draw:style-name="gr7" draw:text-style-name="P4" draw:layer="layout" svg:width="0.456cm" svg:height="0.513cm" draw:transform="rotate (1.5707963267949) translate (0.082cm 2.308cm)">
          <draw:text-box>
            <text:p text:style-name="P3"><text:span text:style-name="T4">b</text:span></text:p>
          </draw:text-box>
        </draw:frame>
        <draw:frame draw:style-name="gr12" draw:text-style-name="P6" draw:layer="layout" svg:width="0.324cm" svg:height="0.365cm" draw:transform="rotate (1.5707963267949) translate (-0.012cm 2.029cm)">
          <draw:text-box>
            <text:p text:style-name="P3"><text:span text:style-name="T3">2</text:span></text:p>
          </draw:text-box>
        </draw:frame>
        <draw:frame draw:style-name="gr9" draw:text-style-name="P5" draw:layer="layout" svg:width="0.431cm" svg:height="0.431cm" draw:transform="rotate (1.5707963267949) translate (0.196cm 1.836cm)">
          <draw:text-box>
            <text:p text:style-name="P3"><text:span text:style-name="T2">]</text:span></text:p>
          </draw:text-box>
        </draw:frame>
        <draw:frame draw:style-name="gr13" draw:text-style-name="P5" draw:layer="layout" svg:width="0.431cm" svg:height="0.484cm" svg:x="2.772cm" svg:y="4.146cm">
          <draw:text-box>
            <text:p text:style-name="P3"><text:span text:style-name="T5">n</text:span></text:p>
          </draw:text-box>
        </draw:frame>
        <draw:frame draw:style-name="gr14" draw:text-style-name="P7" draw:layer="layout" svg:width="0.306cm" svg:height="0.344cm" svg:x="3.036cm" svg:y="4.339cm">
          <draw:text-box>
            <text:p text:style-name="P3"><text:span text:style-name="T6">w</text:span></text:p>
          </draw:text-box>
        </draw:frame>
        <draw:frame draw:style-name="gr15" draw:text-style-name="P8" draw:layer="layout" svg:width="0.405cm" svg:height="0.405cm" svg:x="3.306cm" svg:y="4.255cm">
          <draw:text-box>
            <text:p text:style-name="P3"><text:span text:style-name="T7">=</text:span></text:p>
          </draw:text-box>
        </draw:frame>
        <draw:frame draw:style-name="gr13" draw:text-style-name="P5" draw:layer="layout" svg:width="0.431cm" svg:height="0.484cm" svg:x="3.543cm" svg:y="4.146cm">
          <draw:text-box>
            <text:p text:style-name="P3"><text:span text:style-name="T8">1</text:span></text:p>
          </draw:text-box>
        </draw:frame>
        <draw:frame draw:style-name="gr13" draw:text-style-name="P5" draw:layer="layout" svg:width="0.431cm" svg:height="0.484cm" svg:x="4.125cm" svg:y="4.146cm">
          <draw:text-box>
            <text:p text:style-name="P3"><text:span text:style-name="T5">n</text:span></text:p>
          </draw:text-box>
        </draw:frame>
        <draw:frame draw:style-name="gr14" draw:text-style-name="P7" draw:layer="layout" svg:width="0.306cm" svg:height="0.344cm" svg:x="4.388cm" svg:y="4.339cm">
          <draw:text-box>
            <text:p text:style-name="P3"><text:span text:style-name="T6">w</text:span></text:p>
          </draw:text-box>
        </draw:frame>
        <draw:frame draw:style-name="gr15" draw:text-style-name="P8" draw:layer="layout" svg:width="0.405cm" svg:height="0.405cm" svg:x="4.659cm" svg:y="4.255cm">
          <draw:text-box>
            <text:p text:style-name="P3"><text:span text:style-name="T7">=</text:span></text:p>
          </draw:text-box>
        </draw:frame>
        <draw:frame draw:style-name="gr13" draw:text-style-name="P5" draw:layer="layout" svg:width="0.431cm" svg:height="0.484cm" svg:x="4.896cm" svg:y="4.146cm">
          <draw:text-box>
            <text:p text:style-name="P3"><text:span text:style-name="T8">0</text:span></text:p>
          </draw:text-box>
        </draw:frame>
        <draw:frame draw:style-name="gr13" draw:text-style-name="P5" draw:layer="layout" svg:width="0.431cm" svg:height="0.484cm" svg:x="3.373cm" svg:y="4.736cm">
          <draw:text-box>
            <text:p text:style-name="P3"><text:span text:style-name="T5">I</text:span></text:p>
          </draw:text-box>
        </draw:frame>
        <draw:frame draw:style-name="gr13" draw:text-style-name="P5" draw:layer="layout" svg:width="0.431cm" svg:height="0.484cm" svg:x="3.898cm" svg:y="4.736cm">
          <draw:text-box>
            <text:p text:style-name="P3"><text:span text:style-name="T5">I</text:span></text:p>
          </draw:text-box>
        </draw:frame>
        <draw:frame draw:style-name="gr15" draw:text-style-name="P8" draw:layer="layout" svg:width="0.405cm" svg:height="0.405cm" svg:x="4.041cm" svg:y="4.845cm">
          <draw:text-box>
            <text:p text:style-name="P3"><text:span text:style-name="T7">-</text:span></text:p>
          </draw:text-box>
        </draw:frame>
        <draw:frame draw:style-name="gr13" draw:text-style-name="P5" draw:layer="layout" svg:width="0.431cm" svg:height="0.484cm" svg:x="4.295cm" svg:y="4.736cm">
          <draw:text-box>
            <text:p text:style-name="P3"><text:span text:style-name="T5">1</text:span></text:p>
          </draw:text-box>
        </draw:frame>
        <draw:frame draw:style-name="gr16" draw:text-style-name="P9" draw:layer="layout" svg:width="6.168cm" svg:height="1.489cm" svg:x="1.922cm" svg:y="3.021cm">
          <draw:image xlink:href="Pictures/10000001000000B20000002B3F2143760AB0A3E3.png" xlink:type="simple" xlink:show="embed" xlink:actuate="onLoad" draw:mime-type="image/png">
            <text:p/>
          </draw:image>
        </draw:frame>
        <draw:polygon draw:style-name="gr17" draw:text-style-name="P1" draw:layer="layout" svg:width="0.123cm" svg:height="0.123cm" svg:x="5.943cm" svg:y="0.874cm" svg:viewBox="0 0 124 124" draw:points="0,124 124,124 124,0 0,0">
          <text:p/>
        </draw:polygon>
        <draw:path draw:style-name="gr2" draw:text-style-name="P2" draw:layer="layout" svg:width="0.244cm" svg:height="0.244cm" svg:x="5.894cm" svg:y="1.374cm" svg:viewBox="0 0 245 245" svg:d="M245 123c0-32-13-63-36-86s-54-37-86-37c-34 0-65 14-88 37-22 23-35 54-35 86 0 33 13 64 35 87 23 23 54 35 88 35 32 0 63-12 86-35s36-54 36-87z">
          <text:p/>
        </draw:path>
        <draw:frame draw:style-name="gr18" draw:text-style-name="P10" draw:layer="layout" svg:width="2.457cm" svg:height="0.471cm" svg:x="6.302cm" svg:y="1.244cm">
          <draw:text-box>
            <text:p><text:span text:style-name="T9">C</text:span><text:span text:style-name="T9">u</text:span><text:span text:style-name="T9">r</text:span><text:span text:style-name="T9">r</text:span><text:span text:style-name="T9">e</text:span><text:span text:style-name="T9">n</text:span><text:span text:style-name="T9">t </text:span><text:span text:style-name="T9">m</text:span><text:span text:style-name="T9">o</text:span><text:span text:style-name="T9">d</text:span><text:span text:style-name="T9">e</text:span><text:span text:style-name="T9">l</text:span></text:p>
          </draw:text-box>
        </draw:frame>
        <draw:frame draw:style-name="gr18" draw:text-style-name="P10" draw:layer="layout" svg:width="1.822cm" svg:height="0.471cm" svg:x="6.303cm" svg:y="0.645cm">
          <draw:text-box>
            <text:p><text:span text:style-name="T9">Chen et al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.172cm" fo:page-height="7.4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6-22T11:34:14.690243939</dc:date>
    <meta:editing-duration>PT2M2S</meta:editing-duration>
    <meta:editing-cycles>3</meta:editing-cycles>
    <meta:generator>LibreOffice/7.3.2.2$MacOSX_AARCH64 LibreOffice_project/49f2b1bff42cfccbd8f788c8dc32c1c309559be0</meta:generator>
    <meta:document-statistic meta:object-count="179"/>
  </office:meta>
</office:document-meta>
</file>